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3998" officeooo:paragraph-rsid="00113998"/>
    </style:style>
    <style:style style:name="P2" style:family="paragraph" style:parent-style-name="Text_20_body">
      <style:text-properties officeooo:rsid="00113998" officeooo:paragraph-rsid="00113998"/>
    </style:style>
    <style:style style:name="P3" style:family="paragraph" style:parent-style-name="Text_20_body">
      <style:text-properties officeooo:rsid="0012fbc1" officeooo:paragraph-rsid="0012fbc1"/>
    </style:style>
    <style:style style:name="P4" style:family="paragraph" style:parent-style-name="Standard" style:list-style-name="L1">
      <style:text-properties officeooo:rsid="00113998" officeooo:paragraph-rsid="00113998"/>
    </style:style>
    <style:style style:name="P5" style:family="paragraph" style:parent-style-name="Standard" style:list-style-name="L2">
      <style:text-properties officeooo:rsid="00113998" officeooo:paragraph-rsid="00113998"/>
    </style:style>
    <style:style style:name="P6" style:family="paragraph" style:parent-style-name="Standard" style:list-style-name="L2">
      <style:text-properties officeooo:paragraph-rsid="00113998"/>
    </style:style>
    <style:style style:name="P7" style:family="paragraph" style:parent-style-name="Title">
      <style:text-properties officeooo:paragraph-rsid="0015940e"/>
    </style:style>
    <style:style style:name="T1" style:family="text">
      <style:text-properties officeooo:rsid="00113998"/>
    </style:style>
    <style:style style:name="T2" style:family="text">
      <style:text-properties officeooo:rsid="0012fbc1"/>
    </style:style>
    <style:style style:name="T3" style:family="text">
      <style:text-properties officeooo:rsid="0014f3b6"/>
    </style:style>
    <style:style style:name="T4" style:family="text">
      <style:text-properties officeooo:rsid="001594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itchkicker’s guide to cinema</text:p>
      <text:p text:style-name="P7"><text:span text:style-name="T4">Ideation</text:span></text:p>
      <text:p text:style-name="P1"/>
      <text:h text:style-name="Heading_20_1" text:outline-level="1">Project idea</text:h>
      <text:p text:style-name="P2">The basic idea is to develop <text:span text:style-name="T2">a </text:span>responsive website, accessible <text:span text:style-name="T2">from</text:span> a range of devices (smartphones, tablet, pc) to perform complex searches regarding cinema (i.e. in which film did two given actors work together? In which years did a given director won the oscar? …) in the easiest and most intuitive possible way.</text:p>
      <text:p text:style-name="P1"/>
      <text:h text:style-name="Heading_20_1" text:outline-level="1">Features</text:h>
      <text:p text:style-name="P2">The main goal is to provide a user-friendly way to make complex searches on a cinema database, accessible from various devices.</text:p>
      <text:h text:style-name="Heading_20_3" text:outline-level="3">Main features</text:h>
      <text:p text:style-name="P2">The main and initial features will <text:span text:style-name="T2">focus</text:span> simple searches (i.e. movie by title, by director, cast of a movie, etc.).</text:p>
      <text:p text:style-name="P2">On top of th<text:span text:style-name="T2">at</text:span> more and more complex searches will be offered (<text:span text:style-name="T2">i.e. </text:span>people working together, awards win and nominations, soundtracks...)</text:p>
      <text:h text:style-name="Heading_20_3" text:outline-level="3">Desired <text:span text:style-name="T1">features</text:span></text:h>
      <text:p text:style-name="P1"><text:span text:style-name="T2">D</text:span>esirable additional <text:span text:style-name="T2">advanced</text:span> feature<text:span text:style-name="T2">s</text:span> <text:span text:style-name="T2">consist in offe</text:span>r<text:span text:style-name="T2">ing</text:span> not only searches but even user profiling: manag<text:span text:style-name="T2">e</text:span> user accounts, keep searches history, give suggestions based on the searches, provide social functionalities to link with friends...</text:p>
      <text:p text:style-name="P1"/>
      <text:h text:style-name="Heading_20_1" text:outline-level="1">Survey</text:h>
      <text:p text:style-name="P1">Currently many websites and <text:span text:style-name="T3">related </text:span>application<text:span text:style-name="T2">s</text:span> exist <text:span text:style-name="T2">that</text:span> provide exaustive data, <text:span text:style-name="T3">the most popular, exhaustive and cutting-edge, probably being</text:span>:</text:p>
      <text:list xml:id="list1117464052" text:style-name="L1">
        <text:list-item>
          <text:p text:style-name="P4"><text:a xlink:type="simple" xlink:href="https://www.imdb.com/" text:style-name="Internet_20_link" text:visited-style-name="Visited_20_Internet_20_Link">https://www.imdb.com/</text:a></text:p>
        </text:list-item>
        <text:list-item>
          <text:p text:style-name="P4"><text:a xlink:type="simple" xlink:href="https://letterboxd.com/" text:style-name="Internet_20_link" text:visited-style-name="Visited_20_Internet_20_Link">https://letterboxd.com/</text:a></text:p>
        </text:list-item>
      </text:list>
      <text:p text:style-name="P1"/>
      <text:p text:style-name="P1">At a first sight it would appear that such services provide anything a cinema enthusiast would desire… in fact they “almost” do.</text:p>
      <text:p text:style-name="P1"/>
      <text:p text:style-name="P1">An important feature lacking, or not too satisfying is the posibility to make complex searches:</text:p>
      <text:list xml:id="list2312665238" text:style-name="L2">
        <text:list-item>
          <text:p text:style-name="P5">Letterboxd only provides simple searches (title, names).</text:p>
        </text:list-item>
        <text:list-item>
          <text:p text:style-name="P6"><text:span text:style-name="T1">Imdb on the contrary offers the possibility to perform complex searches BUT the feature is not present at all in the app and is not easily reachable and not so user-friendly in the </text:span><text:soft-page-break/><text:span text:style-name="T1">website (see: </text:span><text:a xlink:type="simple" xlink:href="https://www.imdb.com/search/" text:style-name="Internet_20_link" text:visited-style-name="Visited_20_Internet_20_Link">https://www.imdb.com/search/</text:a> <text:span text:style-name="T2">) which in general is not easily usable in mobile devices (hence the related app, with limited features).</text:span></text:p>
          <text:p text:style-name="P6"/>
        </text:list-item>
      </text:list>
      <text:h text:style-name="Heading_20_1" text:outline-level="1">Supporting technologies</text:h>
      <text:p text:style-name="P3"><text:span text:style-name="T3">T</text:span>he main challenge in tackling the described problem is <text:span text:style-name="T3">gaining</text:span> the access to the huge quantity and the complex structure of the needed data. Fortunately a <text:span text:style-name="T3">REST API</text:span> for accessing the <text:span text:style-name="T3">IMDB </text:span>database is available at:</text:p>
      <text:p text:style-name="P3"><text:a xlink:type="simple" xlink:href="https://rapidapi.com/apidojo/api/imdb8" text:style-name="Internet_20_link" text:visited-style-name="Visited_20_Internet_20_Link">https://rapidapi.com/apidojo/api/imdb8</text:a></text:p>
      <text:p text:style-name="P3">This is everything needed for the project from the database point of view.</text:p>
      <text:p text:style-name="P3">The data are availabl<text:span text:style-name="T3">e</text:span> on a freemium basis. <text:span text:style-name="T3">F</text:span>ree access <text:span text:style-name="T3">(limited number of queries per month) is </text:span>sufficient for developing and prototyping, pa<text:span text:style-name="T3">yment</text:span> version <text:span text:style-name="T3">could</text:span> be used when the project will be published and hopefully used by a big quantity of users.</text:p>
      <text:p text:style-name="P3">Apart from the data point of view, possible back end to perform queries <text:span text:style-name="T3">and restructure resulting data </text:span>and front end providing specific forms for the searches should not present big technical problems, while the design of the front-ends forms and filters might present a complex and challenging t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9T16:57:35.238245189</meta:creation-date>
    <dc:date>2020-06-24T12:01:33.637363504</dc:date>
    <meta:editing-duration>PT7M57S</meta:editing-duration>
    <meta:editing-cycles>2</meta:editing-cycles>
    <meta:generator>LibreOffice/6.0.7.3$Linux_X86_64 LibreOffice_project/00m0$Build-3</meta:generator>
    <meta:document-statistic meta:table-count="0" meta:image-count="0" meta:object-count="0" meta:page-count="2" meta:paragraph-count="26" meta:word-count="427" meta:character-count="2727" meta:non-whitespace-character-count="2330"/>
  </office:meta>
</office:document-meta>
</file>